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12H40M26.157S" calcext:value-type="time">
            <text:p>212:40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09H10M00S" calcext:value-type="time">
            <text:p>09:10 AM</text:p>
          </table:table-cell>
          <table:table-cell table:formula="of:=IF([.C46]-[.B46] &gt; 0; [.C46]-[.B46]; 0)" office:value-type="time" office:time-value="PT00H54M30.445S" calcext:value-type="time">
            <text:p>00:54</text:p>
          </table:table-cell>
          <table:table-cell table:style-name="ce3"/>
          <table:table-cell office:value-type="time" office:time-value="PT09H27M41.969S" calcext:value-type="time">
            <text:p>09:27 AM</text:p>
          </table:table-cell>
          <table:table-cell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54M30.445S" calcext:value-type="time">
            <text:p>00:54</text:p>
          </table:table-cell>
          <table:table-cell table:style-name="ce3"/>
          <table:table-cell office:value-type="string" calcext:value-type="string">
            <text:p>Items in backpacks cleanup, inventory refresh after swa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25H05M16.491S" calcext:value-type="time">
            <text:p>25:0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8:05:36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3T10:12:43.682000000</dc:date>
    <dc:creator>Benjamin Laws</dc:creator>
    <meta:editing-duration>P7DT18H51M47S</meta:editing-duration>
    <meta:editing-cycles>207</meta:editing-cycles>
    <meta:generator>LibreOffice/7.1.8.1$Windows_X86_64 LibreOffice_project/e1f30c802c3269a1d052614453f260e49458c82c</meta:generator>
    <meta:document-statistic meta:table-count="2" meta:cell-count="392" meta:object-count="0"/>
  </office:meta>
</office:document-meta>
</file>